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2606e3"/>
    </style:style>
    <style:style style:name="P4" style:family="paragraph" style:parent-style-name="Heading_20_1">
      <style:paragraph-properties fo:margin-top="0.222in" fo:margin-bottom="0in" loext:contextual-spacing="false" fo:padding="0in" fo:border="none"/>
      <style:text-properties fo:color="#666699" officeooo:rsid="0019c251" officeooo:paragraph-rsid="0019c251"/>
    </style:style>
    <style:style style:name="P5" style:family="paragraph" style:parent-style-name="Heading_20_1">
      <style:paragraph-properties fo:margin-top="0.222in" fo:margin-bottom="0in" loext:contextual-spacing="false" fo:padding="0in" fo:border="none"/>
      <style:text-properties fo:color="#666699" style:text-underline-style="none" fo:background-color="#ffffff"/>
    </style:style>
    <style:style style:name="P6" style:family="paragraph" style:parent-style-name="Heading_20_1">
      <style:paragraph-properties fo:margin-top="0.222in" fo:margin-bottom="0in" loext:contextual-spacing="false"/>
      <style:text-properties fo:color="#666699" officeooo:rsid="0035ae04" officeooo:paragraph-rsid="0035ae04"/>
    </style:style>
    <style:style style:name="P7" style:family="paragraph" style:parent-style-name="Standard">
      <loext:graphic-properties draw:fill-image-width="0in" draw:fill-image-height="0in"/>
      <style:paragraph-properties fo:margin-left="0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</style:style>
    <style:style style:name="P8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</style:style>
    <style:style style:name="P9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606e3"/>
    </style:style>
    <style:style style:name="P10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</style:style>
    <style:style style:name="P11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  <style:text-properties officeooo:paragraph-rsid="002606e3"/>
    </style:style>
    <style:style style:name="P12" style:family="paragraph" style:parent-style-name="Standard" style:list-style-name="WWNum1" style:master-page-name="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style:page-number="auto" fo:padding="0in" fo:border="none">
        <style:tab-stops/>
      </style:paragraph-properties>
    </style:style>
    <style:style style:name="P13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1ba1f0" officeooo:paragraph-rsid="001ba1f0"/>
    </style:style>
    <style:style style:name="P14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paragraph-rsid="0026a528"/>
    </style:style>
    <style:style style:name="P15" style:family="paragraph" style:parent-style-name="Standard" style:list-style-name="WWNum2"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/>
    </style:style>
    <style:style style:name="P16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21c3c6" officeooo:paragraph-rsid="0021c3c6"/>
    </style:style>
    <style:style style:name="P17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</style:style>
    <style:style style:name="P18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paragraph-rsid="001a5bdd"/>
    </style:style>
    <style:style style:name="P19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2606e3" officeooo:paragraph-rsid="002606e3"/>
    </style:style>
    <style:style style:name="P20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1db53a" officeooo:paragraph-rsid="001db53a"/>
    </style:style>
    <style:style style:name="P21" style:family="paragraph" style:parent-style-name="Standard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f5e52"/>
    </style:style>
    <style:style style:name="P22" style:family="paragraph" style:parent-style-name="Title" style:master-page-name="First_20_Page">
      <style:paragraph-properties fo:margin-top="0in" fo:margin-bottom="0.139in" loext:contextual-spacing="false" fo:line-height="100%" style:page-number="1" fo:padding="0in" fo:border="none"/>
      <style:text-properties officeooo:paragraph-rsid="002606e3"/>
    </style:style>
    <style:style style:name="T1" style:family="text">
      <style:text-properties fo:color="#cccccc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officeooo:rsid="002606e3" style:font-style-asian="italic" style:font-weight-asian="normal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officeooo:rsid="0019c251"/>
    </style:style>
    <style:style style:name="T8" style:family="text">
      <style:text-properties officeooo:rsid="001bcaef"/>
    </style:style>
    <style:style style:name="T9" style:family="text">
      <style:text-properties officeooo:rsid="001db53a"/>
    </style:style>
    <style:style style:name="T10" style:family="text">
      <style:text-properties officeooo:rsid="001ea5d3"/>
    </style:style>
    <style:style style:name="T11" style:family="text">
      <style:text-properties officeooo:rsid="0021484b"/>
    </style:style>
    <style:style style:name="T12" style:family="text">
      <style:text-properties officeooo:rsid="002606e3"/>
    </style:style>
    <style:style style:name="T13" style:family="text">
      <style:text-properties officeooo:rsid="0026a528"/>
    </style:style>
    <style:style style:name="T14" style:family="text">
      <style:text-properties officeooo:rsid="0026b5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528" style:font-weight-asian="bold" style:font-weight-complex="bold"/>
    </style:style>
    <style:style style:name="T17" style:family="text">
      <style:text-properties fo:font-weight="bold" officeooo:rsid="0026b520" style:font-weight-asian="bold" style:font-weight-complex="bold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fo:font-weight="bold" officeooo:rsid="002606e3" style:font-size-asian="11pt" style:font-weight-asian="bold" style:font-size-complex="11pt"/>
    </style:style>
    <style:style style:name="T20" style:family="text">
      <style:text-properties fo:font-size="11pt" fo:font-weight="bold" officeooo:rsid="001fa79d" style:font-size-asian="11pt" style:font-weight-asian="bold" style:font-size-complex="11pt"/>
    </style:style>
    <style:style style:name="T21" style:family="text">
      <style:text-properties officeooo:rsid="002c3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4d9gj67gxero"/><text:span text:style-name="T1"><text:line-break/></text:span><text:span text:style-name="T3">Chris LaBarge</text:span></text:p>
      <text:p text:style-name="P3"><text:span text:style-name="T19">[</text:span><text:a xlink:type="simple" xlink:href="http://chrislabarge.com/" text:style-name="Internet_20_link" text:visited-style-name="Visited_20_Internet_20_Link"><text:span text:style-name="T18">chrislabarge.com</text:span></text:a><text:span text:style-name="T19">]</text:span><text:span text:style-name="T18"> </text:span><text:span text:style-name="T19">[</text:span><text:a xlink:type="simple" xlink:href="mailto:chrislabargedev@gmail.com" text:style-name="Internet_20_link" text:visited-style-name="Visited_20_Internet_20_Link"><text:span text:style-name="T18">chrislabargedev</text:span></text:a><text:a xlink:type="simple" xlink:href="mailto:chrislabargedev@gmail.com" text:style-name="Internet_20_link" text:visited-style-name="Visited_20_Internet_20_Link"><text:span text:style-name="T2">@</text:span></text:a><text:a xlink:type="simple" xlink:href="mailto:chrislabargedev@gmail.com" text:style-name="Internet_20_link" text:visited-style-name="Visited_20_Internet_20_Link"><text:span text:style-name="T18">gmail</text:span></text:a><text:a xlink:type="simple" xlink:href="mailto:chrislabargedev@gmail.com" text:style-name="Internet_20_link" text:visited-style-name="Visited_20_Internet_20_Link"><text:span text:style-name="T2">.</text:span></text:a><text:a xlink:type="simple" xlink:href="mailto:chrislabargedev@gmail.com" text:style-name="Internet_20_link" text:visited-style-name="Visited_20_Internet_20_Link"><text:span text:style-name="T18">com</text:span></text:a><text:span text:style-name="T19">]</text:span><text:span text:style-name="T18"> </text:span><text:span text:style-name="T19">[</text:span><text:a xlink:type="simple" xlink:href="http://github.com/chrislabarge" text:style-name="Internet_20_link" text:visited-style-name="Visited_20_Internet_20_Link"><text:span text:style-name="T20">github.com/chrislabarge</text:span></text:a><text:span text:style-name="T19">]</text:span></text:p>
      <text:p text:style-name="P4">What I Do</text:p>
      <text:p text:style-name="P21">I am a web developer <text:span text:style-name="T10">from Albany NY who enjoys building new things with new people</text:span>. <text:span text:style-name="T14">I started coding when I was 24 years old and became instantly hooked. Now, six years later I am still just as enthused and driven as ever.</text:span> <text:span text:style-name="T14">I primarily use Rails for application development and Ruby for workflow solutions &amp; scripting. Although I love the Ruby language and its smaller frameworks like Sinatra, I have also built solutions for customers in C# and worked with languages like GO and PHP. <text:s/>I take pride in my problem solving abilities and communication skills with developers and non-developers alike. <text:s/>I am a hard worker, and would like to apply my knowledge to become an asset for you and your team.</text:span></text:p>
      <text:p text:style-name="P6"><text:bookmark text:name="_wkhdpft4oa05"/>Tools <text:span text:style-name="T7">I Use</text:span></text:p>
      <text:list xml:id="list1376650888277047926" text:style-name="WWNum1">
        <text:list-header>
          <text:p text:style-name="P12"><text:span text:style-name="T16">Frameworks</text:span><text:span text:style-name="T13">: <text:s/></text:span>Ruby on Rails - <text:span text:style-name="T13">Sinatra - Hugo</text:span></text:p>
        </text:list-header>
      </text:list>
      <text:p text:style-name="P7"/>
      <text:list xml:id="list100241858533858" text:continue-numbering="true" text:style-name="WWNum1">
        <text:list-header>
          <text:p text:style-name="P13"><text:span text:style-name="T16">Databases</text:span><text:span text:style-name="T13">: <text:s/></text:span>PostgreSQL - <text:span text:style-name="T13">MySQL - MongoDB </text:span></text:p>
          <text:p text:style-name="P13"/>
          <text:p text:style-name="P13"><text:span text:style-name="T15">Version Control</text:span>: <text:s/>git - <text:span text:style-name="T13">Github - Bitbucket</text:span></text:p>
          <text:p text:style-name="P14"/>
          <text:p text:style-name="P14"><text:span text:style-name="T16">Testing</text:span><text:span text:style-name="T13">: <text:s/></text:span>Rspec - Capybara - PhantomJS - <text:span text:style-name="T13">Selenium</text:span></text:p>
          <text:p text:style-name="P14"/>
          <text:p text:style-name="P14"><text:span text:style-name="T16">Front End</text:span><text:span text:style-name="T13">: <text:s/></text:span>Semantic UI - Bootstrap - J<text:span text:style-name="T13">Q</text:span>uery</text:p>
          <text:p text:style-name="P16"/>
          <text:p text:style-name="P16"><text:span text:style-name="T17">Development Environment</text:span><text:span text:style-name="T14">: <text:s/>Ubuntu – i3wm</text:span> – Zsh – <text:span text:style-name="T14">Vim</text:span></text:p>
        </text:list-header>
      </text:list>
      <text:p text:style-name="P5"><text:bookmark text:name="_k8ysck8q9mgf"/>Experience</text:p>
      <text:p text:style-name="P8"><text:span text:style-name="T9">November </text:span>201<text:span text:style-name="T9">6</text:span> <text:s/>- PRESENT</text:p>
      <text:p text:style-name="P10"><text:bookmark text:name="_mofu6vopi18q"/>MenuBerry, Albany NY<text:span text:style-name="T4"> - </text:span><text:a xlink:type="simple" xlink:href="http://www.menuberry.org/" text:style-name="Internet_20_link" text:visited-style-name="Visited_20_Internet_20_Link"><text:span text:style-name="T6">www.menuberry.org</text:span></text:a><text:span text:style-name="T4"> - Creator/Developer</text:span></text:p>
      <text:list xml:id="list8345759155752511261" text:style-name="WWNum2">
        <text:list-item>
          <text:p text:style-name="P17">Sole developer of Rails + Semantic UI <text:span text:style-name="T11">web </text:span>app<text:span text:style-name="T11">lication</text:span></text:p>
        </text:list-item>
        <text:list-item>
          <text:p text:style-name="P17"><text:span text:style-name="T11">Restaurant menu</text:span> app that allows users to create profiles and add content </text:p>
        </text:list-item>
        <text:list-item>
          <text:p text:style-name="P18">Tools used: Rails, Rspec, Capybara, PhantomJS, Jquery, <text:span text:style-name="T8">Devise Authentication</text:span></text:p>
        </text:list-item>
      </text:list>
      <text:p text:style-name="P9"><text:span text:style-name="T12">December </text:span>201<text:span text:style-name="T12">7</text:span> <text:s/>- PRESENT</text:p>
      <text:p text:style-name="P11"><text:span text:style-name="T12">Contract Work, Remote &amp; Local </text:span><text:span text:style-name="T5">- Freelance Developer</text:span></text:p>
      <text:list xml:id="list100242357678507" text:continue-numbering="true" text:style-name="WWNum2">
        <text:list-item>
          <text:p text:style-name="P19">Static Website development &amp; deployment for small businesses</text:p>
        </text:list-item>
        <text:list-item>
          <text:p text:style-name="P19">Web Scraper development <text:span text:style-name="T14">&amp; </text:span>deployment for data extraction</text:p>
        </text:list-item>
        <text:list-item>
          <text:p text:style-name="P19">Ruby on Rails app for importing, matching, and exporting data <text:s text:c="6"/></text:p>
        </text:list-item>
      </text:list>
      <text:p text:style-name="P8"><text:bookmark text:name="_9hamueqzod31"/>July <text:s/>2015- September 2016</text:p>
      <text:p text:style-name="P11"><text:bookmark text:name="_klvjjwvj40i3"/>Greane Tree Technolog<text:span text:style-name="T7">y</text:span>, Troy NY<text:span text:style-name="T4"> – </text:span><text:span text:style-name="T5">Junior Software Developer</text:span></text:p>
      <text:list xml:id="list100241012982446" text:continue-numbering="true" text:style-name="WWNum2">
        <text:list-item>
          <text:p text:style-name="P17">Worked with small <text:s/>team using agile development for a Rails app</text:p>
        </text:list-item>
        <text:list-item>
          <text:p text:style-name="P17"><text:span text:style-name="T9">Took on</text:span> contract work for existing code bases</text:p>
        </text:list-item>
        <text:list-item>
          <text:p text:style-name="P20">Wrote scripts to solve workflow problems for clients</text:p>
        </text:list-item>
        <text:list-item>
          <text:p text:style-name="P15">Languages used for projects - Ruby, Javascript, c#, G<text:span text:style-name="T21">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5402in" fo:margin-left="0in" fo:margin-right="0in" fo:margin-bottom="0.5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1T10:02:34.965048788</dc:date>
    <meta:editing-duration>P9DT4H10M29S</meta:editing-duration>
    <meta:editing-cycles>12</meta:editing-cycles>
    <meta:document-statistic meta:table-count="0" meta:image-count="0" meta:object-count="0" meta:page-count="1" meta:paragraph-count="32" meta:word-count="325" meta:character-count="1946" meta:non-whitespace-character-count="1643"/>
  </office:meta>
</office:document-meta>
</file>